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162848607952">
          <table:table-cell table:style-name="Table1.A1" office:value-type="string">
            <text:p text:style-name="Table_20_Contents">The syslog-ng application is a flexible and highly scalable system logging application that is ideal for creating centralized and trusted logging solutions</text:p>
          </table:table-cell>
        </table:table-row>
        <table:table-row table:style-name="TableLine94162848607952">
          <table:table-cell table:style-name="Table1.A2" office:value-type="string">
            <text:p text:style-name="Table_20_Contents">The syslog-ng application is not log analysis software. It can filter log messages and select only the ones</text:p>
            <text:p text:style-name="Table_20_Contents">matching certain criteria. It can even convert the messages and restructure them to a predefined format, or parse</text:p>
            <text:p text:style-name="Table_20_Contents">the messages and segment them into different fields. But syslog-ng cannot interpret and analyze the meaning</text:p>
            <text:p text:style-name="Table_20_Contents">behind the messages, or recognize patterns in the occurrence of different messages.</text:p>
          </table:table-cell>
        </table:table-row>
        <table:table-row table:style-name="TableLine94162848607952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0:36:14.691801070</meta:creation-date>
    <meta:generator>LibreOffice/6.4.7.2$Linux_X86_64 LibreOffice_project/40$Build-2</meta:generator>
    <dc:date>2022-01-21T10:39:27.080665108</dc:date>
    <meta:editing-duration>PT3M12S</meta:editing-duration>
    <meta:editing-cycles>2</meta:editing-cycles>
    <meta:document-statistic meta:table-count="1" meta:image-count="0" meta:object-count="0" meta:page-count="1" meta:paragraph-count="5" meta:word-count="86" meta:character-count="565" meta:non-whitespace-character-count="484"/>
  </office:meta>
</office:document-meta>
</file>